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7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3448" calcext:value-type="float">
            <text:p>22.2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7352" calcext:value-type="float">
            <text:p>22.2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2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5-1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4-21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5-01-2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1-09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10-1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8-04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6-19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5-0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4-02-0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11-14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10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9-12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7-24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6-0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6-05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4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3-02-0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11-08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08-08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05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2-01-2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11-1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08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06-0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1-05-05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11-09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08-12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05-12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20-02-03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11-2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11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08-0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04-3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9-01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11-0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8-1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4-2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3-28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2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2-2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3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8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2976" calcext:value-type="float">
            <text:p>24.5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1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0632" calcext:value-type="float">
            <text:p>25.6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192" calcext:value-type="float">
            <text:p>25.9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6184" calcext:value-type="float">
            <text:p>25.8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0528" calcext:value-type="float">
            <text:p>25.56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8336" calcext:value-type="float">
            <text:p>25.54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504" calcext:value-type="float">
            <text:p>24.60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7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6848" calcext:value-type="float">
            <text:p>22.78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0856" calcext:value-type="float">
            <text:p>22.8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2008" calcext:value-type="float">
            <text:p>22.16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1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6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7864" calcext:value-type="float">
            <text:p>24.05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6-2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5-1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6016" calcext:value-type="float">
            <text:p>22.22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7728" calcext:value-type="float">
            <text:p>22.2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7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0688" calcext:value-type="float">
            <text:p>23.0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7008" calcext:value-type="float">
            <text:p>24.0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1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0096" calcext:value-type="float">
            <text:p>24.3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6336" calcext:value-type="float">
            <text:p>24.7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9112" calcext:value-type="float">
            <text:p>24.8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3032" calcext:value-type="float">
            <text:p>25.7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2032" calcext:value-type="float">
            <text:p>25.4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548" calcext:value-type="float">
            <text:p>24.7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5448" calcext:value-type="float">
            <text:p>23.0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2392" calcext:value-type="float">
            <text:p>24.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6168" calcext:value-type="float">
            <text:p>24.9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3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8776" calcext:value-type="float">
            <text:p>25.25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0424" calcext:value-type="float">
            <text:p>25.4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5664" calcext:value-type="float">
            <text:p>25.5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5768" calcext:value-type="float">
            <text:p>25.5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1112" calcext:value-type="float">
            <text:p>25.6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9504" calcext:value-type="float">
            <text:p>25.7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2112" calcext:value-type="float">
            <text:p>26.0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7592" calcext:value-type="float">
            <text:p>27.9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8864" calcext:value-type="float">
            <text:p>28.2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8528" calcext:value-type="float">
            <text:p>28.6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064" calcext:value-type="float">
            <text:p>27.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4376" calcext:value-type="float">
            <text:p>28.1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348" calcext:value-type="float">
            <text:p>27.8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6048" calcext:value-type="float">
            <text:p>27.8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2392" calcext:value-type="float">
            <text:p>28.2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0136" calcext:value-type="float">
            <text:p>28.5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8064" calcext:value-type="float">
            <text:p>29.4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4872" calcext:value-type="float">
            <text:p>29.0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0548" calcext:value-type="float">
            <text:p>28.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1912" calcext:value-type="float">
            <text:p>28.2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3728" calcext:value-type="float">
            <text:p>28.3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208" calcext:value-type="float">
            <text:p>27.5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6304" calcext:value-type="float">
            <text:p>26.8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392" calcext:value-type="float">
            <text:p>25.6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0736" calcext:value-type="float">
            <text:p>25.7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3368" calcext:value-type="float">
            <text:p>25.4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74" calcext:value-type="float">
            <text:p>24.9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2536" calcext:value-type="float">
            <text:p>24.8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0344" calcext:value-type="float">
            <text:p>24.85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5208" calcext:value-type="float">
            <text:p>24.9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0448" calcext:value-type="float">
            <text:p>24.9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6544" calcext:value-type="float">
            <text:p>24.9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8088" calcext:value-type="float">
            <text:p>25.0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944" calcext:value-type="float">
            <text:p>25.0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4664" calcext:value-type="float">
            <text:p>25.12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124" calcext:value-type="float">
            <text:p>25.1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15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2-02-0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11-02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8-0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9384" calcext:value-type="float">
            <text:p>28.5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1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1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1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0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0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0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6456" calcext:value-type="float">
            <text:p>25.7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0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0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0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0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7128" calcext:value-type="float">
            <text:p>25.0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0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5104" calcext:value-type="float">
            <text:p>24.8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6-0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9552" calcext:value-type="float">
            <text:p>24.6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3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3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2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044" calcext:value-type="float">
            <text:p>22.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1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5-0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3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2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1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0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0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0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0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0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0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0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0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4-0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3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3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2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1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0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0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0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0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0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0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0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0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3-0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2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2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2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2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2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2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2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2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2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1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2-0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3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3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2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1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0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0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0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0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0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0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0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0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1-01-0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3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3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2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1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0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0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0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0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0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0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0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0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2-0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3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2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3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2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1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10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9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8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7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6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5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4 11:16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3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1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3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0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10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2264" calcext:value-type="float">
            <text:p>24.9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7352" calcext:value-type="float">
            <text:p>26.0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9296" calcext:value-type="float">
            <text:p>25.6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9656" calcext:value-type="float">
            <text:p>24.6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0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7048" calcext:value-type="float">
            <text:p>24.38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9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992" calcext:value-type="float">
            <text:p>23.9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3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0536" calcext:value-type="float">
            <text:p>24.1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8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048" calcext:value-type="float">
            <text:p>24.7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3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752" calcext:value-type="float">
            <text:p>25.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7896" calcext:value-type="float">
            <text:p>25.8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172" calcext:value-type="float">
            <text:p>25.1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0824" calcext:value-type="float">
            <text:p>24.8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0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3312" calcext:value-type="float">
            <text:p>24.2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7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0672" calcext:value-type="float">
            <text:p>22.1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0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6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3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0296" calcext:value-type="float">
            <text:p>22.1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5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4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3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10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0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2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3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0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10-01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3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0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0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0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2-0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3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2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4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3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2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1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10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9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8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7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6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5 11:37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272" calcext:value-type="float">
            <text:p>24.6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1536" calcext:value-type="float">
            <text:p>24.4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336" calcext:value-type="float">
            <text:p>25.1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7152" calcext:value-type="float">
            <text:p>24.45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0992" calcext:value-type="float">
            <text:p>24.7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448" calcext:value-type="float">
            <text:p>25.6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888" calcext:value-type="float">
            <text:p>26.1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0696" calcext:value-type="float">
            <text:p>25.3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1176" calcext:value-type="float">
            <text:p>25.41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0488" calcext:value-type="float">
            <text:p>25.2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592" calcext:value-type="float">
            <text:p>25.6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5704" calcext:value-type="float">
            <text:p>25.82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4056" calcext:value-type="float">
            <text:p>25.5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6896" calcext:value-type="float">
            <text:p>25.4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4808" calcext:value-type="float">
            <text:p>25.5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1968" calcext:value-type="float">
            <text:p>25.6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784" calcext:value-type="float">
            <text:p>25.7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6632" calcext:value-type="float">
            <text:p>24.1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6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5-0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9-02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8-08-08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9152" calcext:value-type="float">
            <text:p>25.2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8-05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8-01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7-11-0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7-05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7-02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6-11-0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6-08-17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6-05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6-02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5-11-01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21728" calcext:value-type="float">
            <text:p>19.9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5-08-0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5-05-0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5-02-1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4-11-10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4-08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4-05-0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4-02-1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2-05-29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2-05-07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1-05-0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1-02-15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07-19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9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9-04-1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8-06-1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9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2968" calcext:value-type="float">
            <text:p>22.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8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7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6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H39J5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197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320" meta:object-count="0"/>
    <meta:user-defined meta:name="AppVersion">3.0</meta:user-defined>
  </office:meta>
</office:document-meta>
</file>